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>
            <text:p>FACTOR</text:p>
          </table:table-cell>
          <table:table-cell office:value-type="string">
            <text:p>PUNTUACION</text:p>
          </table:table-cell>
          <table:table-cell office:value-type="string">
            <text:p>DESDE</text:p>
          </table:table-cell>
          <table:table-cell office:value-type="string">
            <text:p>HASTA</text:p>
          </table:table-cell>
          <table:table-cell office:value-type="string">
            <text:p>DESCRIPCION</text:p>
          </table:table-cell>
        </table:table-row>
        <table:table-row table:style-name="ro2">
          <table:table-cell office:value-type="string">
            <text:p>pendien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Pte. Suave (menos del 20%) y/o terreno aledaño poco accidentado.</text:p>
          </table:table-cell>
        </table:table-row>
        <table:table-row table:style-name="ro1">
          <table:table-cell office:value-type="string">
            <text:p>pendiente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Pte. Media (20-30 %) y/o terreno aledaño ondulado-accidentado.</text:p>
          </table:table-cell>
        </table:table-row>
        <table:table-row table:style-name="ro1">
          <table:table-cell office:value-type="string">
            <text:p>pendient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Pte. Fuerte (superior al 30%) y/o terreno escarpado.</text:p>
          </table:table-cell>
        </table:table-row>
        <table:table-row table:style-name="ro1">
          <table:table-cell office:value-type="string">
            <text:p>accesibilidad</text:p>
          </table:table-cell>
          <table:table-cell office:value-type="float" office:value="1">
            <text:p>1</text:p>
          </table:table-cell>
          <table:table-cell office:value-type="string">
            <text:p>alta</text:p>
          </table:table-cell>
          <table:table-cell/>
          <table:table-cell office:value-type="string">
            <text:p>Accesibilidad Alta por viales y/o buen tránsito de vehículos fuera de ellos.</text:p>
          </table:table-cell>
        </table:table-row>
        <table:table-row table:style-name="ro1">
          <table:table-cell office:value-type="string">
            <text:p>accesibilidad</text:p>
          </table:table-cell>
          <table:table-cell office:value-type="float" office:value="3">
            <text:p>3</text:p>
          </table:table-cell>
          <table:table-cell office:value-type="string">
            <text:p>media</text:p>
          </table:table-cell>
          <table:table-cell/>
          <table:table-cell office:value-type="string">
            <text:p>Accesibilidad Media por viales y/o regular tránsito de vehículos fuera de ellos.</text:p>
          </table:table-cell>
        </table:table-row>
        <table:table-row table:style-name="ro1">
          <table:table-cell office:value-type="string">
            <text:p>accesibilidad</text:p>
          </table:table-cell>
          <table:table-cell office:value-type="float" office:value="5">
            <text:p>5</text:p>
          </table:table-cell>
          <table:table-cell office:value-type="string">
            <text:p>baja</text:p>
          </table:table-cell>
          <table:table-cell/>
          <table:table-cell office:value-type="string">
            <text:p>Accesibilidad Baja por viales y/o nulo tránsito de vehículos fuera de ellos.</text:p>
          </table:table-cell>
        </table:table-row>
        <table:table-row table:style-name="ro2">
          <table:table-cell office:value-type="string">
            <text:p>combustibilidad</text:p>
          </table:table-cell>
          <table:table-cell office:value-type="float" office:value="1">
            <text:p>1</text:p>
          </table:table-cell>
          <table:table-cell office:value-type="string">
            <text:p>baja</text:p>
          </table:table-cell>
          <table:table-cell/>
          <table:table-cell office:value-type="string">
            <text:p>Combustibilidad Baja (Mod. 8,9,10,11)</text:p>
          </table:table-cell>
        </table:table-row>
        <table:table-row table:style-name="ro2">
          <table:table-cell office:value-type="string">
            <text:p>combustibilidad</text:p>
          </table:table-cell>
          <table:table-cell office:value-type="float" office:value="3">
            <text:p>3</text:p>
          </table:table-cell>
          <table:table-cell office:value-type="string">
            <text:p>media</text:p>
          </table:table-cell>
          <table:table-cell/>
          <table:table-cell office:value-type="string">
            <text:p>Combustibilidad Media (Mod. 5,7 y 2)</text:p>
          </table:table-cell>
        </table:table-row>
        <table:table-row table:style-name="ro2">
          <table:table-cell office:value-type="string">
            <text:p>combustibilidad</text:p>
          </table:table-cell>
          <table:table-cell office:value-type="float" office:value="5">
            <text:p>5</text:p>
          </table:table-cell>
          <table:table-cell office:value-type="string">
            <text:p>alta</text:p>
          </table:table-cell>
          <table:table-cell/>
          <table:table-cell office:value-type="string">
            <text:p>Combustibilidad Alta (Mod. 1,3,4,6,12,13)</text:p>
          </table:table-cell>
        </table:table-row>
        <table:table-row table:style-name="ro2">
          <table:table-cell office:value-type="string">
            <text:p>continuida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ontinuidad Nivel 1. (Fcc menor del 33%, y/o 10 metros de distancia de F.S del frente de llama)</text:p>
          </table:table-cell>
        </table:table-row>
        <table:table-row table:style-name="ro2">
          <table:table-cell office:value-type="string">
            <text:p>continuida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ntinuidad Nivel 2. (Fcc 33-66% y/o 10-100 metros de distancia del F.S del Frente de llama)</text:p>
          </table:table-cell>
        </table:table-row>
        <table:table-row table:style-name="ro2">
          <table:table-cell office:value-type="string">
            <text:p>continuid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ntinuidad Nivel 3. (Fcc mayor del 66% y/o más de 100 metros de distancia del F.S del frente de llama)</text:p>
          </table:table-cell>
        </table:table-row>
        <table:table-row table:style-name="ro2">
          <table:table-cell office:value-type="string">
            <text:p>vien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Velocidad de Viento Baja (menor o igual a 10 km/h)</text:p>
          </table:table-cell>
        </table:table-row>
        <table:table-row table:style-name="ro2">
          <table:table-cell office:value-type="string">
            <text:p>vient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Velocidad viento Media <text:s/>(10-30 km/h)</text:p>
          </table:table-cell>
        </table:table-row>
        <table:table-row table:style-name="ro2">
          <table:table-cell office:value-type="string">
            <text:p>viento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Velocidad de Viento Alta (más de 30 km/h)</text:p>
          </table:table-cell>
        </table:table-row>
        <table:table-row table:style-name="ro2">
          <table:table-cell office:value-type="string">
            <text:p>temperatu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Temperatura Baja (menor igual a 25 ºC)</text:p>
          </table:table-cell>
        </table:table-row>
        <table:table-row table:style-name="ro2">
          <table:table-cell office:value-type="string">
            <text:p>temperatura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string">
            <text:p>Temperatura Media <text:s/>(26-39 ºC)</text:p>
          </table:table-cell>
        </table:table-row>
        <table:table-row table:style-name="ro1">
          <table:table-cell office:value-type="string">
            <text:p>temperatura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Temperatura Alta (más de 40ºC)</text:p>
          </table:table-cell>
        </table:table-row>
        <table:table-row table:style-name="ro2">
          <table:table-cell office:value-type="string">
            <text:p>ede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/>
          <table:table-cell office:value-type="string">
            <text:p>Presencia de E.D.E. en el área de afección del incendio y/o futura progresión del mismo (Área recreativa, Campings, Hospitales, colegios etc.).</text:p>
          </table:table-cell>
        </table:table-row>
        <table:table-row table:style-name="ro2">
          <table:table-cell office:value-type="string">
            <text:p>iier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/>
          <table:table-cell office:value-type="string">
            <text:p>Presencia de I.I.E.R. en el área de afección del incendio y/o futura progresión del mismo (Bases aéreas, gasolineras, Centrales de producción de electricidad, vías de comunicación de primer orden etc.).</text:p>
          </table:table-cell>
        </table:table-row>
        <table:table-row table:style-name="ro2">
          <table:table-cell office:value-type="string">
            <text:p>evacuacion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/>
          <table:table-cell office:value-type="string">
            <text:p>Evacuación de la población de sus viviendas o municipios en el área de afección del incendio y/o futura progresión del mismo.</text:p>
          </table:table-cell>
        </table:table-row>
        <table:table-row table:style-name="ro1">
          <table:table-cell office:value-type="string">
            <text:p>patrimonio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/>
          <table:table-cell office:value-type="string">
            <text:p>Afección de elementos y/o lugares de especial relevancia catalogados y protegidos de carácter histórico artístico.</text:p>
          </table:table-cell>
        </table:table-row>
        <table:table-row table:style-name="ro2">
          <table:table-cell office:value-type="string">
            <text:p>ecologico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/>
          <table:table-cell office:value-type="string">
            <text:p>Afección de espacios de especial relevancia ecológica catalogados y protegidos, así como elementos que por su singularidad rareza o difícil perpetuidad también gocen de especial protección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élix </meta:initial-creator>
    <meta:creation-date>2014-06-17T23:02:20</meta:creation-date>
    <dc:date>2014-06-17T23:27:11</dc:date>
    <dc:creator>Félix </dc:creator>
    <meta:editing-duration>PT13M28S</meta:editing-duration>
    <meta:editing-cycles>4</meta:editing-cycles>
    <meta:generator>LibreOffice/3.5$Linux_X86_64 LibreOffice_project/350m1$Build-2</meta:generator>
    <meta:document-statistic meta:table-count="3" meta:cell-count="106" meta:object-count="0"/>
  </office:meta>
</office:document-meta>
</file>